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Pratibind Kumar Jha</text:p>
          </table:table-cell>
          <table:table-cell table:style-name="ce5" office:value-type="string">
            <text:p>ID:MT20120100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4.Design+UC5.Design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1">
            <text:p>2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2">
            <text:p>22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3">
            <text:p>23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4">
            <text:p>24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6">
            <text:p>26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7">
            <text:p>27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8">
            <text:p>28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4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bind jha</meta:initial-creator>
    <meta:creation-date>2013-01-30T14:14:59</meta:creation-date>
    <dc:date>2013-03-21T17:38:05</dc:date>
    <dc:creator>Pratibind jha</dc:creator>
    <meta:editing-duration>PT8M53S</meta:editing-duration>
    <meta:editing-cycles>26</meta:editing-cycles>
    <meta:generator>LibreOffice/3.5$Linux_x86 LibreOffice_project/350m1$Build-2</meta:generator>
    <meta:document-statistic meta:table-count="3" meta:cell-count="224" meta:object-count="0"/>
  </office:meta>
</office:document-meta>
</file>